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family="paragraph">
      <style:paragraph-properties fo:margin-left="1in">
        <style:tab-stops/>
      </style:paragraph-properties>
    </style:style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</office:automatic-styles>
  <office:body>
    <office:text text:use-soft-page-breaks="true">
      <text:p text:style-name="P1">Mid-Project Demonstration Plan</text:p>
      <text:p text:style-name="Normal">Intro</text:p>
      <text:list text:style-name="LFO1" text:continue-numbering="true">
        <text:list-item>
          <text:p text:style-name="P2">Name, mine and projects</text:p>
          <text:list text:continue-numbering="true">
            <text:list-item>
              <text:p text:style-name="P3">Peter Hodgkinson, dead man’s volley.</text:p>
            </text:list-item>
          </text:list>
        </text:list-item>
        <text:list-item>
          <text:p text:style-name="P4">What is it I’m making?</text:p>
          <text:list text:continue-numbering="true">
            <text:list-item>
              <text:p text:style-name="P5">A game focused on a commonly used combat mechanic called dead man’s volley or the tennis boss.</text:p>
            </text:list-item>
          </text:list>
        </text:list-item>
        <text:list-item>
          <text:p text:style-name="P6">What is dead man’s volley?</text:p>
          <text:list text:continue-numbering="true">
            <text:list-item>
              <text:p text:style-name="P7">It is when the player and an enemy (usually a boss) reflect a projectile between themselves, like tennis with the goal of hitting the other with the projectile to do damage.</text:p>
            </text:list-item>
          </text:list>
        </text:list-item>
      </text:list>
      <text:p text:style-name="Normal">Engine</text:p>
      <text:list text:style-name="LFO1" text:continue-numbering="true">
        <text:list-item>
          <text:p text:style-name="P8">Why use Unity?</text:p>
          <text:list text:continue-numbering="true">
            <text:list-item>
              <text:p text:style-name="P9">I thought about using unreal cos<text:s/>I have more experience using it, but it would be difficult to mark. Unity is relatively easy to use and can assign one script to multiple objects.</text:p>
            </text:list-item>
          </text:list>
        </text:list-item>
        <text:list-item>
          <text:p text:style-name="P10">What challenges has it presented?</text:p>
          <text:list text:continue-numbering="true">
            <text:list-item>
              <text:p text:style-name="P11">I had no prior experience of using Unity or programming in C# when starting this project.<text:s/></text:p>
            </text:list-item>
            <text:list-item>
              <text:p text:style-name="P12">How to separate the triggers on the player so they do different things?</text:p>
            </text:list-item>
            <text:list-item>
              <text:p text:style-name="P13">Frame rate could drop if too many objects are spawned at once.</text:p>
            </text:list-item>
          </text:list>
        </text:list-item>
        <text:list-item>
          <text:p text:style-name="P14">How have you overcome them?</text:p>
          <text:list text:continue-numbering="true">
            <text:list-item>
              <text:p text:style-name="P15">I have been referring to some of the tutorials that Unity provides as a idea<text:s/>of what I need to do, and expand upon them to develop the more unique game elements.<text:s/></text:p>
            </text:list-item>
            <text:list-item>
              <text:p text:style-name="P16">Have empty’s that are children of the player model with their own trigger colliders.</text:p>
            </text:list-item>
            <text:list-item>
              <text:p text:style-name="P17">The testing environment is surrounded in wall setup to despawn any ball that makes contact. A ball manager has also been set up to limit the maximum number of balls spawned at any one time. It is currently set to 25.</text:p>
            </text:list-item>
          </text:list>
        </text:list-item>
      </text:list>
      <text:p text:style-name="P18"/>
      <text:p text:style-name="Normal">Visual Design</text:p>
      <text:list text:style-name="LFO1" text:continue-numbering="true">
        <text:list-item>
          <text:p text:style-name="P19">Why 3d models?</text:p>
          <text:list text:continue-numbering="true">
            <text:list-item>
              <text:p text:style-name="P20">Easier and quicker to animate than 2D sprites and allows use of materials.</text:p>
            </text:list-item>
          </text:list>
        </text:list-item>
        <text:list-item>
          <text:p text:style-name="P21">Why simple shapes?</text:p>
          <text:list text:continue-numbering="true">
            <text:list-item>
              <text:p text:style-name="P22">Quicker to produce and inspired by the game ‘Thomas was alone’</text:p>
            </text:list-item>
          </text:list>
        </text:list-item>
        <text:list-item>
          <text:p text:style-name="P23">Why bright colours?</text:p>
          <text:list text:continue-numbering="true">
            <text:list-item>
              <text:p text:style-name="P24">With a dark coloured background, all the bright objects stand out and are easier to identify.</text:p>
            </text:list-item>
          </text:list>
        </text:list-item>
      </text:list>
      <text:p text:style-name="Normal">TheGame</text:p>
      <text:list text:style-name="LFO1" text:continue-numbering="true">
        <text:list-item>
          <text:p text:style-name="P25">Why did I choose this topic?</text:p>
          <text:list text:continue-numbering="true">
            <text:list-item>
              <text:p text:style-name="P26">I enjoy designing games and exploring and<text:s/>expanding upon ideas and concepts.</text:p>
            </text:list-item>
          </text:list>
        </text:list-item>
        <text:list-item>
          <text:p text:style-name="P27">What have I made so far?</text:p>
          <text:list text:continue-numbering="true">
            <text:list-item>
              <text:p text:style-name="P28">I have gotten the player character to an optimal point of completion and gotten most of the interactions that the ball with have with the environment working.</text:p>
            </text:list-item>
          </text:list>
        </text:list-item>
        <text:list-item>
          <text:p text:style-name="P29">What do I plan to do in the future?</text:p>
          <text:list text:continue-numbering="true">
            <text:list-item>
              <text:p text:style-name="P30">I plan to develop at least three types of enemies that the player can combat. I originally planned to make this a story-based game with multiple levels, however I may change it to a score based bullet hell survival game if time constraints start to become<text:s/>an issue.<text:s/>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ter Hodgkinson</meta:initial-creator>
    <dc:creator>Peter Hodgkinson</dc:creator>
    <meta:creation-date>2019-03-18T11:52:00Z</meta:creation-date>
    <dc:date>2019-03-19T09:33:00Z</dc:date>
    <meta:template xlink:href="Normal.dotm" xlink:type="simple"/>
    <meta:editing-cycles>2</meta:editing-cycles>
    <meta:editing-duration>PT11340S</meta:editing-duration>
    <meta:document-statistic meta:page-count="2" meta:paragraph-count="4" meta:word-count="339" meta:character-count="2271" meta:row-count="16" meta:non-whitespace-character-count="1936"/>
  </office:meta>
</office:document-meta>
</file>